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403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7_1YR_C24010G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Male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Male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Male: - Management, professional, and related occupations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Male: - Management, professional, and related occupations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Male: - Service occupations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Male: - Service occupations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Male: - Sales and office occupations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Male: - Sales and office occupations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Male: - Farming, fishing, and forestry occupations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Male: - Farming, fishing, and forestry occupations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Male: - Construction, extraction, maintenance, and repair occupations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Male: - Construction, extraction, maintenance, and repair occupations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Male: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Male: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Female: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Female: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Female: - Management, professional, and related occupations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Female: - Management, professional, and related occupations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Female: - Service occupations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Female: - Service occupations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Female: - Sales and office occupations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Female: - Sales and office occupations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Female: - Farming, fishing, and forestry occupations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Female: - Farming, fishing, and forestry occupations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Female: - Construction, extraction, maintenance, and repair occupations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Female: - Construction, extraction, maintenance, and repair occupations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Female: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Female: - Production, transportation, and material moving occupa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" meta:object-count="0"/>
    <meta:generator>LibreOffice/6.0.7.3$Linux_X86_64 LibreOffice_project/00m0$Build-3</meta:generator>
  </office:meta>
</office:document-meta>
</file>